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fo:font-size="12pt" officeooo:paragraph-rsid="0007cb1c" style:font-size-asian="12pt" style:font-size-complex="12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officeooo:paragraph-rsid="0007cb1c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Consolas" fo:font-size="12pt" fo:language="en" fo:country="US" style:font-size-asian="12pt" style:font-name-complex="Consolas2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Consolas" fo:font-size="12pt" fo:language="en" fo:country="US" style:text-underline-style="solid" style:text-underline-width="auto" style:text-underline-color="font-color" style:font-size-asian="12pt" style:font-name-complex="Consolas2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onsolas" fo:font-size="12pt" style:font-size-asian="12pt" style:font-name-complex="Consolas2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Consolas" fo:font-size="12pt" style:text-underline-style="solid" style:text-underline-width="auto" style:text-underline-color="font-color" style:font-size-asian="12pt" style:font-name-complex="Consolas2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size="12pt" fo:language="en" fo:country="US" style:text-underline-style="solid" style:text-underline-width="auto" style:text-underline-color="font-color" style:font-size-asian="12pt" style:font-name-complex="Calibri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size="12pt" style:text-underline-style="solid" style:text-underline-width="auto" style:text-underline-color="font-color" style:font-size-asian="12pt" style:font-name-complex="Calibri1" style:font-size-complex="12pt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style:font-size-asian="12pt" style:font-size-complex="12pt"/>
    </style:style>
    <style:style style:name="T1" style:family="text">
      <style:text-properties style:font-name-complex="Calibri1"/>
    </style:style>
    <style:style style:name="T2" style:family="text">
      <style:text-properties fo:font-size="14pt" style:font-size-asian="14pt" style:font-name-complex="Calibri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name-complex="Calibri1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T8" style:family="text">
      <style:text-properties fo:font-weight="bold" style:font-weight-asian="bold" style:font-name-complex="Calibri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style:font-name-complex="Calibri1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complex="Calibri1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Calibri1"/>
    </style:style>
    <style:style style:name="T15" style:family="text">
      <style:text-properties fo:language="en" fo:country="US" officeooo:rsid="00085775"/>
    </style:style>
    <style:style style:name="T16" style:family="text">
      <style:text-properties style:text-position="super 58%" style:font-name-complex="Calibri1"/>
    </style:style>
    <style:style style:name="T17" style:family="text">
      <style:text-properties style:text-position="super 58%" fo:language="en" fo:country="US" style:font-name-complex="Calibri1"/>
    </style:style>
    <style:style style:name="T18" style:family="text">
      <style:text-properties style:text-position="sub 58%" style:font-name-complex="Calibri1"/>
    </style:style>
    <style:style style:name="T19" style:family="text">
      <style:text-properties style:text-position="sub 58%" fo:language="en" fo:country="US" style:font-name-complex="Calibri1"/>
    </style:style>
    <style:style style:name="T20" style:family="text">
      <style:text-properties style:text-position="sub 58%" fo:language="en" fo:country="US" officeooo:rsid="0007cb1c" style:font-name-complex="Calibri1"/>
    </style:style>
    <style:style style:name="T21" style:family="text">
      <style:text-properties fo:color="#0000ff" style:font-name="Consolas" style:font-name-complex="Consolas2"/>
    </style:style>
    <style:style style:name="T22" style:family="text">
      <style:text-properties fo:color="#0000ff" style:font-name="Consolas" fo:language="en" fo:country="US" style:font-name-complex="Consolas2"/>
    </style:style>
    <style:style style:name="T23" style:family="text">
      <style:text-properties fo:color="#0000ff" style:font-name="Consolas1" fo:font-size="9.5pt" style:font-size-asian="9.5pt"/>
    </style:style>
    <style:style style:name="T24" style:family="text">
      <style:text-properties fo:color="#0000ff" style:font-name="Consolas1" fo:font-size="9.5pt" style:font-size-asian="9.5pt" style:font-size-complex="14pt"/>
    </style:style>
    <style:style style:name="T25" style:family="text">
      <style:text-properties style:font-name="Consolas" style:font-name-complex="Consolas2"/>
    </style:style>
    <style:style style:name="T26" style:family="text">
      <style:text-properties style:font-name="Consolas" fo:font-size="9.5pt" style:font-size-asian="9.5pt" style:font-name-complex="Consolas2" style:font-size-complex="9.5pt"/>
    </style:style>
    <style:style style:name="T27" style:family="text">
      <style:text-properties style:font-name="Consolas" fo:font-size="9.5pt" fo:language="en" fo:country="US" style:font-size-asian="9.5pt" style:font-name-complex="Consolas2" style:font-size-complex="9.5pt"/>
    </style:style>
    <style:style style:name="T28" style:family="text">
      <style:text-properties style:font-name="Consolas" fo:language="en" fo:country="US" style:font-name-complex="Consolas2"/>
    </style:style>
    <style:style style:name="T29" style:family="text">
      <style:text-properties fo:color="#a31515" style:font-name="Consolas" style:font-name-complex="Consolas2"/>
    </style:style>
    <style:style style:name="T30" style:family="text">
      <style:text-properties fo:color="#a31515" style:font-name="Consolas" fo:language="en" fo:country="US" style:font-name-complex="Consolas2"/>
    </style:style>
    <style:style style:name="T31" style:family="text">
      <style:text-properties fo:color="#008000" style:font-name="Consolas" style:font-name-complex="Consolas2"/>
    </style:style>
    <style:style style:name="T32" style:family="text">
      <style:text-properties fo:color="#008000" style:font-name="Consolas" fo:font-size="9.5pt" fo:language="en" fo:country="US" style:font-size-asian="9.5pt" style:font-name-complex="Consolas2" style:font-size-complex="9.5pt"/>
    </style:style>
    <style:style style:name="T33" style:family="text">
      <style:text-properties fo:color="#008000" style:font-name="Consolas" fo:language="en" fo:country="US" style:font-name-complex="Consolas2"/>
    </style:style>
    <style:style style:name="T34" style:family="text">
      <style:text-properties fo:color="#008000" style:font-name="Consolas1" fo:font-size="9.5pt" style:font-size-asian="9.5pt"/>
    </style:style>
    <style:style style:name="T35" style:family="text">
      <style:text-properties fo:color="#000000" style:font-name="Consolas1" fo:font-size="9.5pt" style:font-size-asian="9.5pt"/>
    </style:style>
    <style:style style:name="T36" style:family="text">
      <style:text-properties fo:color="#2b91af" style:font-name="Consolas1" fo:font-size="9.5pt" style:font-size-asian="9.5pt"/>
    </style:style>
    <style:style style:name="T37" style:family="text">
      <style:text-properties officeooo:rsid="0008577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8">Лабораторная работа № 2</text:span></text:p>
      <text:p text:style-name="P1"><text:span text:style-name="T1"><text:tab/>Вводится некоторая матрица А (элементы ее неотрицательны).</text:span></text:p>
      <text:p text:style-name="P1"><text:span text:style-name="T1"><text:tab/>Пусть мы знаем, что максимальное по модулю собственное значение вещественно и единственно.</text:span></text:p>
      <text:p text:style-name="P1"><text:span text:style-name="T1">Выбираем некоторый начальный ненулевой вектор </text:span><text:span text:style-name="T16"><draw:frame draw:style-name="fr1" draw:name="Объект6" text:anchor-type="as-char" svg:y="-0.437cm" svg:width="0.818cm" svg:height="0.529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">. Для вычисления </text:span><text:span text:style-name="T12">k</text:span><text:span text:style-name="T1">+1-го вектора используется итерационный процесс:</text:span></text:p>
      <text:p text:style-name="P2"><text:span text:style-name="T16"><draw:frame draw:style-name="fr1" draw:name="Объект5" text:anchor-type="as-char" svg:y="-0.437cm" svg:width="2.402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<text:span text:style-name="T1">где А - заданная матрица.</text:span></text:p>
      <text:p text:style-name="P3"><text:span text:style-name="T1">Для нахождения на каждом шаге максимального по модулю собственного значения используется формула:</text:span></text:p>
      <text:p text:style-name="P2"><text:span text:style-name="T12"><draw:frame draw:style-name="fr1" draw:name="Объект2" text:anchor-type="as-char" svg:y="-0.637cm" svg:width="3.152cm" svg:height="1.032cm" draw:z-index="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text:span text:style-name="T1">где</text:span><text:span text:style-name="T12"> </text:span><text:span text:style-name="T17"><draw:frame draw:style-name="fr1" draw:name="Объект10" text:anchor-type="as-char" svg:y="-0.437cm" svg:width="4.128cm" svg:height="0.527cm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. </text:span><text:span text:style-name="T1">При </text:span><text:span text:style-name="T12">k </text:span><text:span text:style-name="T1">стремящемся к бесконечности</text:span><text:span text:style-name="T16"><draw:frame draw:style-name="fr1" draw:name="Объект8" text:anchor-type="as-char" svg:y="-0.437cm" svg:width="0.755cm" svg:height="0.591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1">стремится к</text:span><text:span text:style-name="T18"><draw:frame draw:style-name="fr1" draw:name="Объект9" text:anchor-type="as-char" svg:y="-0.377cm" svg:width="0.556cm" svg:height="0.531cm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1"> максимальному по модулю собственному значению матрицы А. </text:span><text:span text:style-name="T16"><draw:frame draw:style-name="fr1" draw:name="Объект7" text:anchor-type="as-char" svg:y="-0.437cm" svg:width="0.831cm" svg:height="0.527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1"> стремится соответственно к собственному вектору значения </text:span><text:span text:style-name="T18"><draw:frame draw:style-name="fr1" draw:name="Объект11" text:anchor-type="as-char" svg:y="-0.377cm" svg:width="0.556cm" svg:height="0.531cm" draw:z-index="1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"><text:span text:style-name="T18"><text:tab/></text:span><text:span text:style-name="T1">Если и второе собственное значение вещественно и единственно, то его приближенно можно определить следующим образом:</text:span></text:p>
      <text:p text:style-name="P2"><text:span text:style-name="T12"><draw:frame draw:style-name="fr1" draw:name="Объект1" text:anchor-type="as-char" svg:y="-0.669cm" svg:width="4.833cm" svg:height="1.095cm" draw:z-index="0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1">где </text:span><text:span text:style-name="T1"><draw:frame draw:style-name="fr1" draw:name="Объект4" text:anchor-type="as-char" svg:y="-0.437cm" svg:width="4.187cm" svg:height="0.529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2"/>
      <text:p text:style-name="P3">1. Получение <text:span text:style-name="T11">k+1-</text:span>го вектора <text:span text:style-name="T11">Y</text:span></text:p>
      <text:p text:style-name="P2"><text:span text:style-name="T23">static</text:span><text:span text:style-name="T35"> </text:span><text:span text:style-name="T23">void</text:span><text:span text:style-name="T35"> VectorY(</text:span><text:span text:style-name="T23">double</text:span><text:span text:style-name="T35">[,] a, </text:span><text:span text:style-name="T23">ref</text:span><text:span text:style-name="T35"> </text:span><text:span text:style-name="T23">double</text:span><text:span text:style-name="T35">[] predY, </text:span><text:span text:style-name="T23">ref</text:span><text:span text:style-name="T35"> </text:span><text:span text:style-name="T23">double</text:span><text:span text:style-name="T35">[] y, </text:span><text:span text:style-name="T23">ref</text:span><text:span text:style-name="T35"> </text:span><text:span text:style-name="T23">double</text:span><text:span text:style-name="T35">[] saveY)</text:span></text:p>
      <text:p text:style-name="P5"><text:span text:style-name="T35"><text:s text:c="8"/>{</text:span></text:p>
      <text:p text:style-name="P6"><text:span text:style-name="T35"><text:s text:c="12"/></text:span><text:span text:style-name="T23">var</text:span><text:span text:style-name="T35"> str = a.GetLength(0);</text:span></text:p>
      <text:p text:style-name="P6"><text:span text:style-name="T35"><text:s text:c="12"/></text:span><text:span text:style-name="T23">var</text:span><text:span text:style-name="T35"> c = </text:span><text:span text:style-name="T23">new</text:span><text:span text:style-name="T35"> </text:span><text:span text:style-name="T23">double</text:span><text:span text:style-name="T35">[str];</text:span></text:p>
      <text:p text:style-name="P5"><text:span text:style-name="T35"><text:s text:c="12"/></text:span><text:span text:style-name="T23">for</text:span><text:span text:style-name="T35"> (</text:span><text:span text:style-name="T23">var</text:span><text:span text:style-name="T35"> i = 0; i &lt; str; i++)</text:span></text:p>
      <text:p text:style-name="P5"><text:span text:style-name="T35"><text:s text:c="12"/>{</text:span></text:p>
      <text:p text:style-name="P5"><text:span text:style-name="T35"><text:s text:c="16"/>c[i] = 0;</text:span></text:p>
      <text:p text:style-name="P5"><text:span text:style-name="T35"><text:s text:c="12"/>}</text:span></text:p>
      <text:p text:style-name="P5"><text:soft-page-break/><text:span text:style-name="T35"><text:s text:c="12"/>MatrixMultVector(a, predY, </text:span><text:span text:style-name="T23">ref</text:span><text:span text:style-name="T35"> c);</text:span></text:p>
      <text:p text:style-name="P5"><text:span text:style-name="T35"><text:s text:c="12"/></text:span><text:span text:style-name="T23">for</text:span><text:span text:style-name="T35"> (</text:span><text:span text:style-name="T23">var</text:span><text:span text:style-name="T35"> i = 0; i &lt; str; i++)</text:span></text:p>
      <text:p text:style-name="P5"><text:span text:style-name="T35"><text:s text:c="12"/>{</text:span></text:p>
      <text:p text:style-name="P5"><text:span text:style-name="T35"><text:s text:c="16"/>saveY[i] = y[i];</text:span></text:p>
      <text:p text:style-name="P5"><text:span text:style-name="T35"><text:s text:c="12"/>}</text:span></text:p>
      <text:p text:style-name="P5"><text:span text:style-name="T35"><text:s text:c="12"/></text:span><text:span text:style-name="T23">for</text:span><text:span text:style-name="T35"> (</text:span><text:span text:style-name="T23">var</text:span><text:span text:style-name="T35"> i = 0; i &lt; str; i++)</text:span></text:p>
      <text:p text:style-name="P5"><text:span text:style-name="T35"><text:s text:c="12"/>{</text:span></text:p>
      <text:p text:style-name="P5"><text:span text:style-name="T35"><text:s text:c="16"/>y[i] = predY[i];</text:span></text:p>
      <text:p text:style-name="P5"><text:span text:style-name="T35"><text:s text:c="12"/>}</text:span></text:p>
      <text:p text:style-name="P5"><text:span text:style-name="T35"><text:s text:c="12"/></text:span><text:span text:style-name="T23">for</text:span><text:span text:style-name="T35"> (</text:span><text:span text:style-name="T23">var</text:span><text:span text:style-name="T35"> i = 0; i &lt; str; i++)</text:span></text:p>
      <text:p text:style-name="P5"><text:span text:style-name="T35"><text:s text:c="12"/>{</text:span></text:p>
      <text:p text:style-name="P5"><text:span text:style-name="T35"><text:s text:c="16"/>predY[i] = c[i];</text:span></text:p>
      <text:p text:style-name="P5"><text:span text:style-name="T35"><text:s text:c="12"/>}</text:span></text:p>
      <text:p text:style-name="P5"><text:span text:style-name="T35"><text:s text:c="8"/>}</text:span></text:p>
      <text:p text:style-name="P2"/>
      <text:p text:style-name="P4">2. Получение максимального по модулю собственного значения на <text:span text:style-name="T11">k</text:span>-ом шаге</text:p>
      <text:p text:style-name="P4"><text:span text:style-name="T23">static</text:span><text:span text:style-name="T35"> </text:span><text:span text:style-name="T23">double</text:span><text:span text:style-name="T35"> First_1(</text:span><text:span text:style-name="T23">double</text:span><text:span text:style-name="T35">[] predY, </text:span><text:span text:style-name="T23">double</text:span><text:span text:style-name="T35">[] y)</text:span></text:p>
      <text:p text:style-name="P5"><text:span text:style-name="T35"><text:s text:c="8"/>{</text:span></text:p>
      <text:p text:style-name="P5"><text:span text:style-name="T35"><text:s text:c="12"/></text:span><text:span text:style-name="T23">double</text:span><text:span text:style-name="T35"> lambda;</text:span></text:p>
      <text:p text:style-name="P5"><text:span text:style-name="T35"><text:s text:c="12"/></text:span><text:span text:style-name="T23">double</text:span><text:span text:style-name="T35"> x1, x2;</text:span></text:p>
      <text:p text:style-name="P5"><text:span text:style-name="T35"><text:s text:c="12"/>x1 = ScalarMult(predY, y);</text:span></text:p>
      <text:p text:style-name="P5"><text:span text:style-name="T35"><text:s text:c="12"/>x2 = ScalarMult(y, y);</text:span></text:p>
      <text:p text:style-name="P5"><text:span text:style-name="T35"><text:s text:c="12"/>lambda = x1 / x2;</text:span></text:p>
      <text:p text:style-name="P5"><text:span text:style-name="T35"><text:s text:c="12"/></text:span><text:span text:style-name="T23">return</text:span><text:span text:style-name="T35"> lambda;</text:span></text:p>
      <text:p text:style-name="P5"><text:span text:style-name="T35"><text:s text:c="8"/>}</text:span></text:p>
      <text:p text:style-name="P2"/>
      <text:p text:style-name="P2"/>
      <text:p text:style-name="P3">3. Получение второго собственного значения</text:p>
      <text:p text:style-name="P2"><text:span text:style-name="T23">static</text:span><text:span text:style-name="T35"> </text:span><text:span text:style-name="T23">double</text:span><text:span text:style-name="T35"> First_2(</text:span><text:span text:style-name="T23">double</text:span><text:span text:style-name="T35">[] predY, </text:span><text:span text:style-name="T23">double</text:span><text:span text:style-name="T35">[] y, </text:span><text:span text:style-name="T23">double</text:span><text:span text:style-name="T35">[] saveY, </text:span><text:span text:style-name="T23">double</text:span><text:span text:style-name="T35"> lambda1)</text:span></text:p>
      <text:p text:style-name="Standard"><text:span text:style-name="T35"><text:s text:c="8"/>{</text:span></text:p>
      <text:p text:style-name="Standard"><text:span text:style-name="T35"><text:s text:c="12"/></text:span><text:span text:style-name="T23">var</text:span><text:span text:style-name="T35"> x1 = ScalarMult(predY, y) - lambda1 * ScalarMult(y, y);</text:span></text:p>
      <text:p text:style-name="Standard"><text:span text:style-name="T35"><text:s text:c="12"/></text:span><text:span text:style-name="T23">var</text:span><text:span text:style-name="T35"> x2 = ScalarMult(y, y) - lambda1 * ScalarMult(y, saveY);</text:span></text:p>
      <text:p text:style-name="Standard"><text:span text:style-name="T35"><text:s text:c="12"/></text:span><text:span text:style-name="T23">return</text:span><text:span text:style-name="T35"> x1 / x2;</text:span></text:p>
      <text:p text:style-name="Standard"><text:soft-page-break/><text:span text:style-name="T35"><text:s text:c="8"/>}</text:span></text:p>
      <text:p text:style-name="P2"/>
      <text:p text:style-name="P4">Кроме того, в этих функциях используется скалярное произведение и умножение матрицы на вектор:</text:p>
      <text:p text:style-name="P4"><text:span text:style-name="T23">static</text:span><text:span text:style-name="T35"> </text:span><text:span text:style-name="T23">double</text:span><text:span text:style-name="T35"> ScalarMult(</text:span><text:span text:style-name="T23">double</text:span><text:span text:style-name="T35">[] a, </text:span><text:span text:style-name="T23">double</text:span><text:span text:style-name="T35">[] b)</text:span></text:p>
      <text:p text:style-name="Standard"><text:span text:style-name="T35"><text:s text:c="8"/>{</text:span></text:p>
      <text:p text:style-name="Standard"><text:span text:style-name="T35"><text:s text:c="12"/></text:span><text:span text:style-name="T23">var</text:span><text:span text:style-name="T35"> str = a.GetLength(0);</text:span></text:p>
      <text:p text:style-name="Standard"><text:span text:style-name="T35"><text:s text:c="12"/></text:span><text:span text:style-name="T23">double</text:span><text:span text:style-name="T35"> result = 0;</text:span></text:p>
      <text:p text:style-name="Standard"><text:span text:style-name="T35"><text:s text:c="12"/></text:span><text:span text:style-name="T23">for</text:span><text:span text:style-name="T35"> (</text:span><text:span text:style-name="T23">var</text:span><text:span text:style-name="T35"> i = 0; i &lt; str; i++)</text:span></text:p>
      <text:p text:style-name="Standard"><text:span text:style-name="T35"><text:s text:c="16"/>result = result + a[i] * b[i];</text:span></text:p>
      <text:p text:style-name="Standard"><text:span text:style-name="T35"><text:s text:c="12"/></text:span><text:span text:style-name="T23">return</text:span><text:span text:style-name="T35"> result;</text:span></text:p>
      <text:p text:style-name="Standard"><text:span text:style-name="T35"><text:s text:c="8"/>}</text:span></text:p>
      <text:p text:style-name="Standard"><text:span text:style-name="T35"/></text:p>
      <text:p text:style-name="Standard"><text:span text:style-name="T23">static</text:span><text:span text:style-name="T35"> </text:span><text:span text:style-name="T23">void</text:span><text:span text:style-name="T35"> MatrixMultVector(</text:span><text:span text:style-name="T23">double</text:span><text:span text:style-name="T35">[,] a, </text:span><text:span text:style-name="T23">double</text:span><text:span text:style-name="T35">[] b, </text:span><text:span text:style-name="T23">ref</text:span><text:span text:style-name="T35"> </text:span><text:span text:style-name="T23">double</text:span><text:span text:style-name="T35">[] c)</text:span></text:p>
      <text:p text:style-name="Standard"><text:span text:style-name="T35"><text:s text:c="8"/>{</text:span></text:p>
      <text:p text:style-name="Standard"><text:span text:style-name="T35"><text:s text:c="12"/></text:span><text:span text:style-name="T23">var</text:span><text:span text:style-name="T35"> str = a.GetLength(0);</text:span></text:p>
      <text:p text:style-name="Standard"><text:span text:style-name="T35"><text:s text:c="12"/></text:span><text:span text:style-name="T23">for</text:span><text:span text:style-name="T35"> (</text:span><text:span text:style-name="T23">var</text:span><text:span text:style-name="T35"> i = 0; i &lt; str; i++)</text:span></text:p>
      <text:p text:style-name="Standard"><text:span text:style-name="T35"><text:s text:c="16"/></text:span><text:span text:style-name="T23">for</text:span><text:span text:style-name="T35"> (</text:span><text:span text:style-name="T23">var</text:span><text:span text:style-name="T35"> j = 0; j &lt; str; j++)</text:span></text:p>
      <text:p text:style-name="Standard"><text:span text:style-name="T35"><text:s text:c="16"/>{</text:span></text:p>
      <text:p text:style-name="Standard"><text:span text:style-name="T35"><text:s text:c="20"/>c[i] = c[i] + a[i, j] * b[j];</text:span></text:p>
      <text:p text:style-name="Standard"><text:span text:style-name="T35"><text:s text:c="16"/>}</text:span></text:p>
      <text:p text:style-name="Standard"><text:span text:style-name="T35"><text:s text:c="8"/>}</text:span></text:p>
      <text:p text:style-name="Standard"><text:span text:style-name="T35"/></text:p>
      <text:p text:style-name="P2"/>
      <text:p text:style-name="P3"/>
      <text:p text:style-name="P4"><text:span text:style-name="T37">Нормирование</text:span>:</text:p>
      <text:p text:style-name="P4"><text:span text:style-name="T24">static</text:span><text:span text:style-name="T35"> </text:span><text:span text:style-name="T23">void</text:span><text:span text:style-name="T35"> Norm(</text:span><text:span text:style-name="T23">ref</text:span><text:span text:style-name="T35"> </text:span><text:span text:style-name="T23">double</text:span><text:span text:style-name="T35">[] y)</text:span></text:p>
      <text:p text:style-name="Standard"><text:span text:style-name="T35"><text:s text:c="9"/>{</text:span></text:p>
      <text:p text:style-name="Standard"><text:span text:style-name="T35"><text:s text:c="13"/></text:span><text:span text:style-name="T23">var</text:span><text:span text:style-name="T35"> n = </text:span><text:span text:style-name="T36">Math</text:span><text:span text:style-name="T35">.Sqrt(y.Sum(t =&gt; t * t));</text:span></text:p>
      <text:p text:style-name="Standard"><text:span text:style-name="T35"><text:s text:c="13"/></text:span><text:span text:style-name="T23">if</text:span><text:span text:style-name="T35"> (n &gt; 0)</text:span></text:p>
      <text:p text:style-name="Standard"><text:span text:style-name="T35"><text:s text:c="13"/>{</text:span></text:p>
      <text:p text:style-name="Standard"><text:span text:style-name="T35"><text:s text:c="17"/></text:span><text:span text:style-name="T23">for</text:span><text:span text:style-name="T35"> (</text:span><text:span text:style-name="T23">var</text:span><text:span text:style-name="T35"> i = 0; i &lt; y.Length; i++)</text:span></text:p>
      <text:p text:style-name="Standard"><text:soft-page-break/><text:span text:style-name="T35"><text:s text:c="17"/>{</text:span></text:p>
      <text:p text:style-name="Standard"><text:span text:style-name="T35"><text:s text:c="21"/>y[i] /= n;</text:span></text:p>
      <text:p text:style-name="Standard"><text:span text:style-name="T35"><text:s text:c="17"/>}</text:span></text:p>
      <text:p text:style-name="Standard"><text:span text:style-name="T35"><text:s text:c="13"/>}</text:span></text:p>
      <text:p text:style-name="Standard"><text:span text:style-name="T35"><text:s text:c="9"/>}</text:span></text:p>
      <text:p text:style-name="P2"><text:span text:style-name="T3"/></text:p>
      <text:p text:style-name="P3">Нахождение наибольшего по модулю собственного значения останавливается, как только разность между предыдущим и текущим результатами становится меньше заданной погрешности <draw:frame draw:style-name="fr1" draw:name="Объект3" text:anchor-type="as-char" svg:y="-0.377cm" svg:width="1.529cm" svg:height="0.469cm" draw:z-index="2"><draw:object xlink:href="./Object 6" xlink:type="simple" xlink:show="embed" xlink:actuate="onLoad"/><draw:image xlink:href="./ObjectReplacements/Object 6" xlink:type="simple" xlink:show="embed" xlink:actuate="onLoad"/></draw:frame>.</text:p>
      <text:p text:style-name="P3">Нахождение второго собственного значения останавливается, когда последовательность его приближений перестает быть монотонной.</text:p>
      <text:p text:style-name="P3">Для проверки изменения монотонности используется следующая функция:</text:p>
      <text:p text:style-name="P2"><text:span text:style-name="T23">static</text:span><text:span text:style-name="T35"> </text:span><text:span text:style-name="T23">bool</text:span><text:span text:style-name="T35"> SignChange(</text:span><text:span text:style-name="T23">int</text:span><text:span text:style-name="T35"> numb, </text:span><text:span text:style-name="T23">double</text:span><text:span text:style-name="T35"> lambda2, </text:span><text:span text:style-name="T23">double</text:span><text:span text:style-name="T35"> Savelambda2, </text:span><text:span text:style-name="T23">ref</text:span><text:span text:style-name="T35"> </text:span><text:span text:style-name="T23">int</text:span><text:span text:style-name="T35"> Mono) </text:span></text:p>
      <text:p text:style-name="Standard"><text:span text:style-name="T35"><text:s text:c="9"/>{</text:span></text:p>
      <text:p text:style-name="Standard"><text:span text:style-name="T35"><text:s text:c="13"/></text:span><text:span text:style-name="T23">var</text:span><text:span text:style-name="T35"> Change = </text:span><text:span text:style-name="T23">false</text:span><text:span text:style-name="T35">;</text:span></text:p>
      <text:p text:style-name="Standard"><text:span text:style-name="T35"><text:s text:c="13"/></text:span><text:span text:style-name="T23">int</text:span><text:span text:style-name="T35">? NewMono = </text:span><text:span text:style-name="T23">null</text:span><text:span text:style-name="T35">;</text:span></text:p>
      <text:p text:style-name="Standard"><text:span text:style-name="T35"><text:s text:c="13"/></text:span><text:span text:style-name="T23">if</text:span><text:span text:style-name="T35"> (numb &gt; 0) </text:span></text:p>
      <text:p text:style-name="Standard"><text:span text:style-name="T35"><text:s text:c="13"/>{ </text:span></text:p>
      <text:p text:style-name="Standard"><text:span text:style-name="T35"><text:s text:c="17"/></text:span><text:span text:style-name="T23">if</text:span><text:span text:style-name="T35"> (lambda2 &gt; Savelambda2)</text:span></text:p>
      <text:p text:style-name="Standard"><text:span text:style-name="T35"><text:s text:c="21"/>NewMono = 1;</text:span></text:p>
      <text:p text:style-name="Standard"><text:span text:style-name="T35"><text:s text:c="17"/></text:span><text:span text:style-name="T23">if</text:span><text:span text:style-name="T35"> (lambda2 &lt; Savelambda2)</text:span></text:p>
      <text:p text:style-name="Standard"><text:span text:style-name="T35"><text:s text:c="21"/>NewMono = -1;</text:span></text:p>
      <text:p text:style-name="Standard"><text:span text:style-name="T35"><text:s text:c="17"/></text:span><text:span text:style-name="T23">if</text:span><text:span text:style-name="T35"> (lambda2 == Savelambda2)</text:span></text:p>
      <text:p text:style-name="Standard"><text:span text:style-name="T35"><text:s text:c="21"/>NewMono = 0;</text:span></text:p>
      <text:p text:style-name="Standard"><text:span text:style-name="T35"><text:s text:c="17"/></text:span><text:span text:style-name="T23">if</text:span><text:span text:style-name="T35"> ((NewMono != Mono) &amp;&amp; (NewMono != </text:span><text:span text:style-name="T23">null</text:span><text:span text:style-name="T35">)) </text:span></text:p>
      <text:p text:style-name="Standard"><text:span text:style-name="T35"><text:s text:c="21"/>Change = </text:span><text:span text:style-name="T23">true</text:span><text:span text:style-name="T35">;</text:span></text:p>
      <text:p text:style-name="Standard"><text:span text:style-name="T35"><text:s text:c="13"/>}</text:span></text:p>
      <text:p text:style-name="Standard"><text:span text:style-name="T35"><text:s text:c="13"/></text:span><text:span text:style-name="T23">else</text:span></text:p>
      <text:p text:style-name="Standard"><text:span text:style-name="T35"><text:s text:c="13"/>{ </text:span></text:p>
      <text:p text:style-name="Standard"><text:span text:style-name="T35"><text:s text:c="17"/></text:span><text:span text:style-name="T23">if</text:span><text:span text:style-name="T35"> (lambda2 &gt; Savelambda2)</text:span></text:p>
      <text:p text:style-name="Standard"><text:span text:style-name="T35"><text:s text:c="21"/>Mono = 1;</text:span></text:p>
      <text:p text:style-name="Standard"><text:span text:style-name="T35"><text:s text:c="17"/></text:span><text:span text:style-name="T23">if</text:span><text:span text:style-name="T35"> (lambda2 &lt; Savelambda2)</text:span></text:p>
      <text:p text:style-name="Standard"><text:soft-page-break/><text:span text:style-name="T35"><text:s text:c="21"/>Mono = -1;</text:span></text:p>
      <text:p text:style-name="Standard"><text:span text:style-name="T35"><text:s text:c="17"/></text:span><text:span text:style-name="T23">if</text:span><text:span text:style-name="T35"> (lambda2 == Savelambda2)</text:span></text:p>
      <text:p text:style-name="Standard"><text:span text:style-name="T35"><text:s text:c="21"/>Mono = 0;</text:span></text:p>
      <text:p text:style-name="Standard"><text:span text:style-name="T35"><text:s text:c="13"/>}</text:span></text:p>
      <text:p text:style-name="Standard"><text:span text:style-name="T35"><text:s text:c="13"/></text:span><text:span text:style-name="T23">return</text:span><text:span text:style-name="T35"> Change;</text:span></text:p>
      <text:p text:style-name="Standard"><text:span text:style-name="T35"><text:s text:c="9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7</meta:editing-cycles>
    <meta:creation-date>2013-12-22T13:41:00</meta:creation-date>
    <dc:date>2014-03-04T19:56:29.55</dc:date>
    <meta:editing-duration>PT2M12S</meta:editing-duration>
    <meta:generator>LibreOffice/4.0.3.3$Windows_x86 LibreOffice_project/0eaa50a932c8f2199a615e1eb30f7ac74279539</meta:generator>
    <meta:document-statistic meta:table-count="0" meta:image-count="0" meta:object-count="11" meta:page-count="5" meta:paragraph-count="111" meta:word-count="509" meta:character-count="4090" meta:non-whitespace-character-count="25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>
  <semantics>
    <mrow>
      <msup>
        <mi>Y</mi>
        <mrow>
          <mo stretchy="false">(</mo>
          <mrow>
            <mi>k</mi>
          </mrow>
          <mo stretchy="false">)</mo>
        </mrow>
      </msup>
    </mrow>
    <annotation encoding="StarMath 5.0">Y^
(k)</annotation>
  </semantics>
</math>
</file>

<file path=Object 11/content.xml><?xml version="1.0" encoding="utf-8"?>
<math xmlns="http://www.w3.org/1998/Math/MathML">
  <semantics>
    <mrow>
      <msubsup>
        <mi>λ</mi>
        <mn>1</mn>
        <mrow>
          <mo stretchy="false">(</mo>
          <mrow>
            <mi>k</mi>
          </mrow>
          <mo stretchy="false">)</mo>
        </mrow>
      </msubsup>
    </mrow>
    <annotation encoding="StarMath 5.0">λ_1^(k)</annotation>
  </semantics>
</math>
</file>

<file path=Object 12/content.xml><?xml version="1.0" encoding="utf-8"?>
<math xmlns="http://www.w3.org/1998/Math/MathML">
  <semantics>
    <mrow>
      <msub>
        <mi>λ</mi>
        <mn>1</mn>
      </msub>
    </mrow>
    <annotation encoding="StarMath 5.0">λ_
1</annotation>
  </semantics>
</math>
</file>

<file path=Object 13/content.xml><?xml version="1.0" encoding="utf-8"?>
<math xmlns="http://www.w3.org/1998/Math/MathML">
  <semantics>
    <mrow>
      <mrow>
        <mi mathvariant="italic">PredY</mi>
        <mo stretchy="false">=</mo>
        <msup>
          <mi>Y</mi>
          <mrow>
            <mo stretchy="false">(</mo>
            <mrow>
              <mrow>
                <mi>k</mi>
                <mo stretchy="false">+</mo>
                <mn>1</mn>
              </mrow>
            </mrow>
            <mo stretchy="false">)</mo>
          </mrow>
        </msup>
      </mrow>
      <mi>,</mi>
      <mrow>
        <mi>Y</mi>
        <mo stretchy="false">=</mo>
        <msup>
          <mi>Y</mi>
          <mrow>
            <mo stretchy="false">(</mo>
            <mrow>
              <mi>k</mi>
            </mrow>
            <mo stretchy="false">)</mo>
          </mrow>
        </msup>
      </mrow>
    </mrow>
    <annotation encoding="StarMath 5.0">PredY= Y^(k+1), Y=Y^(k)</annotation>
  </semantics>
</math>
</file>

<file path=Object 14/content.xml><?xml version="1.0" encoding="utf-8"?>
<math xmlns="http://www.w3.org/1998/Math/MathML">
  <semantics>
    <mrow>
      <msub>
        <mi>λ</mi>
        <mn>1</mn>
      </msub>
    </mrow>
    <annotation encoding="StarMath 5.0">λ_1</annotation>
  </semantics>
</math>
</file>

<file path=Object 4/content.xml><?xml version="1.0" encoding="utf-8"?>
<math xmlns="http://www.w3.org/1998/Math/MathML">
  <semantics>
    <mrow>
      <mrow>
        <msubsup>
          <mi>λ</mi>
          <mn>2</mn>
          <mrow>
            <mo stretchy="false">(</mo>
            <mrow>
              <mi>k</mi>
            </mrow>
            <mo stretchy="false">)</mo>
          </mrow>
        </msubsup>
        <mo stretchy="false">=</mo>
        <mfrac>
          <mrow>
            <mrow>
              <mfenced open="(" close=")">
                <mrow>
                  <mi mathvariant="italic">PredY</mi>
                  <mi>,</mi>
                  <mi>Y</mi>
                </mrow>
              </mfenced>
              <mo stretchy="false">−</mo>
              <mi>λ</mi>
            </mrow>
            <mrow>
              <mo stretchy="false">(</mo>
              <mrow>
                <mi>Y</mi>
                <mi>,</mi>
                <mi>Y</mi>
              </mrow>
              <mo stretchy="false">)</mo>
            </mrow>
          </mrow>
          <mrow>
            <mrow>
              <mfenced open="(" close=")">
                <mrow>
                  <mi>Y</mi>
                  <mi>,</mi>
                  <mi>Y</mi>
                </mrow>
              </mfenced>
              <mo stretchy="false">−</mo>
              <mi>λ</mi>
            </mrow>
            <mrow>
              <mo stretchy="false">(</mo>
              <mrow>
                <mi>Y</mi>
                <mi>,</mi>
                <mi mathvariant="italic">SaveY</mi>
              </mrow>
              <mo stretchy="false">)</mo>
            </mrow>
          </mrow>
        </mfrac>
      </mrow>
    </mrow>
    <annotation encoding="StarMath 5.0">λ_2^(k)={left (PredY,Y right ) - λ (Y,Y)} over {left (Y,Y right ) - λ (Y,SaveY)}</annotation>
  </semantics>
</math>
</file>

<file path=Object 5/content.xml><?xml version="1.0" encoding="utf-8"?>
<math xmlns="http://www.w3.org/1998/Math/MathML">
  <semantics>
    <mrow>
      <mrow>
        <msubsup>
          <mi>λ</mi>
          <mn>1</mn>
          <mrow>
            <mo stretchy="false">(</mo>
            <mrow>
              <mi>k</mi>
            </mrow>
            <mo stretchy="false">)</mo>
          </mrow>
        </msubsup>
        <mo stretchy="false">=</mo>
        <mfrac>
          <mrow>
            <mrow>
              <mo stretchy="false">(</mo>
              <mrow>
                <mi mathvariant="italic">PredY</mi>
                <mi>,</mi>
                <mi>Y</mi>
              </mrow>
              <mo stretchy="false">)</mo>
            </mrow>
          </mrow>
          <mrow>
            <mrow>
              <mo stretchy="false">(</mo>
              <mrow>
                <mi>Y</mi>
                <mi>,</mi>
                <mi>Y</mi>
              </mrow>
              <mo stretchy="false">)</mo>
            </mrow>
          </mrow>
        </mfrac>
      </mrow>
    </mrow>
    <annotation encoding="StarMath 5.0">λ_1^(k)={(PredY,Y)} over {(Y,Y)}</annotation>
  </semantics>
</math>
</file>

<file path=Object 6/content.xml><?xml version="1.0" encoding="utf-8"?>
<math xmlns="http://www.w3.org/1998/Math/MathML">
  <semantics>
    <mrow>
      <mi mathvariant="italic">Epsilon</mi>
    </mrow>
    <annotation encoding="StarMath 5.0">Epsilon</annotation>
  </semantics>
</math>
</file>

<file path=Object 7/content.xml><?xml version="1.0" encoding="utf-8"?>
<math xmlns="http://www.w3.org/1998/Math/MathML">
  <semantics>
    <mrow>
      <mrow>
        <mi mathvariant="italic">SaveY</mi>
        <mo stretchy="false">=</mo>
        <msup>
          <mi>Y</mi>
          <mrow>
            <mo stretchy="false">(</mo>
            <mrow>
              <mrow>
                <mi>k</mi>
                <mo stretchy="false">−</mo>
                <mn>1</mn>
              </mrow>
            </mrow>
            <mo stretchy="false">)</mo>
          </mrow>
        </msup>
      </mrow>
      <mi>,</mi>
      <mrow>
        <mi>λ</mi>
        <mo stretchy="false">=</mo>
        <msup>
          <mi mathvariant="italic">λ1</mi>
          <mrow>
            <mo stretchy="false">(</mo>
            <mrow>
              <mi>k</mi>
            </mrow>
            <mo stretchy="false">)</mo>
          </mrow>
        </msup>
      </mrow>
    </mrow>
    <annotation encoding="StarMath 5.0">SaveY=Y^(k-1), λ=λ1^(k)</annotation>
  </semantics>
</math>
</file>

<file path=Object 8/content.xml><?xml version="1.0" encoding="utf-8"?>
<math xmlns="http://www.w3.org/1998/Math/MathML">
  <semantics>
    <mrow>
      <mrow>
        <msup>
          <mi>Y</mi>
          <mrow>
            <mo stretchy="false">(</mo>
            <mrow>
              <mrow>
                <mi>k</mi>
                <mo stretchy="false">+</mo>
                <mn>1</mn>
              </mrow>
            </mrow>
            <mo stretchy="false">)</mo>
          </mrow>
        </msup>
        <mo stretchy="false">=</mo>
        <msup>
          <mi mathvariant="italic">AY</mi>
          <mrow>
            <mo stretchy="false">(</mo>
            <mrow>
              <mi>k</mi>
            </mrow>
            <mo stretchy="false">)</mo>
          </mrow>
        </msup>
      </mrow>
    </mrow>
    <annotation encoding="StarMath 5.0">Y^(k+1)=AY^
(k)</annotation>
  </semantics>
</math>
</file>

<file path=Object 9/content.xml><?xml version="1.0" encoding="utf-8"?>
<math xmlns="http://www.w3.org/1998/Math/MathML">
  <semantics>
    <mrow>
      <msup>
        <mi>Y</mi>
        <mrow>
          <mo stretchy="false">(</mo>
          <mrow>
            <mn>0</mn>
          </mrow>
          <mo stretchy="false">)</mo>
        </mrow>
      </msup>
    </mrow>
    <annotation encoding="StarMath 5.0">Y^
(0)</annotation>
  </semantics>
</math>
</file>